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6e5" officeooo:paragraph-rsid="0019c6e5"/>
    </style:style>
    <style:style style:name="P2" style:family="paragraph" style:parent-style-name="Standard">
      <style:text-properties officeooo:rsid="0019c6e5" officeooo:paragraph-rsid="0019dbc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c6e5" officeooo:paragraph-rsid="0019c6e5" style:font-weight-asian="bold" style:font-weight-complex="bold"/>
    </style:style>
    <style:style style:name="T1" style:family="text">
      <style:text-properties officeooo:rsid="0019db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le information </text:p>
      <text:p text:style-name="P1"/>
      <text:p text:style-name="P1">Module 1:</text:p>
      <text:p text:style-name="P1"><text:tab/>Introduction to linux shell and shell commands.</text:p>
      <text:p text:style-name="P1"><text:tab/>Linux Shell scripts basics.</text:p>
      <text:p text:style-name="P1"/>
      <text:p text:style-name="P1">Module 2:</text:p>
      <text:p text:style-name="P1"><text:tab/>Compute Language basics.</text:p>
      <text:p text:style-name="P1"><text:tab/><text:tab/>Types of Languages :</text:p>
      <text:p text:style-name="P1"><text:tab/><text:tab/><text:tab/>a) interpreter</text:p>
      <text:p text:style-name="P1"><text:tab/><text:tab/><text:tab/>b) compiled</text:p>
      <text:p text:style-name="P1"><text:tab/><text:tab/><text:tab/>c) OOPS</text:p>
      <text:p text:style-name="P1"/>
      <text:p text:style-name="P2">Module <text:span text:style-name="T1">3</text:span>:</text:p>
      <text:p text:style-name="P2"/>
      <text:p text:style-name="P2"><text:tab/><text:tab/>Simple programs.</text:p>
      <text:p text:style-name="P2"><text:tab/><text:tab/><text:tab/>a) Python or Java</text:p>
      <text:p text:style-name="P2"/>
      <text:p text:style-name="P1">Module <text:span text:style-name="T1">4</text:span>:</text:p>
      <text:p text:style-name="P1"><text:tab/><text:tab/>Development IDE environment.</text:p>
      <text:p text:style-name="P1"><text:tab/><text:tab/><text:tab/>a) Eclipse</text:p>
      <text:p text:style-name="P1"/>
      <text:p text:style-name="P1">Module <text:span text:style-name="T1">5</text:span>:</text:p>
      <text:p text:style-name="P1"><text:tab/><text:tab/>Debugging scripts and codes.</text:p>
      <text:p text:style-name="P1"><text:tab/><text:tab/><text:tab/>a) create well known problem and solutions.</text:p>
      <text:p text:style-name="P1"><text:tab/><text:tab/><text:tab/>b) tools and mannual steps to resolve.</text:p>
      <text:p text:style-name="P1"/>
      <text:p text:style-name="P1">Module <text:span text:style-name="T1">6</text:span>:</text:p>
      <text:p text:style-name="P1"><text:tab/><text:tab/>Introduction to git developer tool.</text:p>
      <text:p text:style-name="P1"/>
      <text:p text:style-name="P1">6 x 2 Hours = 12 Hours Theory</text:p>
      <text:p text:style-name="P1"/>
      <text:p text:style-name="P1">6x2 Hours = 12 Hours exercises</text:p>
      <text:p text:style-name="P1"/>
      <text:p text:style-name="P1">Total 24 hour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16:43.735259137</meta:creation-date>
    <dc:date>2018-12-12T16:27:38.415932091</dc:date>
    <meta:editing-duration>PT1M1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89" meta:character-count="545" meta:non-whitespace-character-count="446"/>
  </office:meta>
</office:document-meta>
</file>